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8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/>
    <style:style style:name="ce6" style:family="table-cell" style:parent-style-name="Default" style:data-style-name="N1"/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3.94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table table:name="caj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style-name="ce3">
            <text:p>id_caja</text:p>
          </table:table-cell>
          <table:table-cell office:value-type="string" table:style-name="ce4">
            <text:p>creacion</text:p>
          </table:table-cell>
          <table:table-cell office:value-type="string" table:style-name="ce3">
            <text:p>dinero_base</text:p>
          </table:table-cell>
          <table:table-cell office:value-type="string" table:style-name="ce3">
            <text:p>total_dia</text:p>
          </table:table-cell>
          <table:table-cell table:number-columns-repeated="16380" table:style-name="ce5"/>
        </table:table-row>
        <table:table-row table:style-name="ro1">
          <table:table-cell table:style-name="ce1"/>
          <table:table-cell office:value-type="date" office:date-value="2019-03-16T12:20:00" table:style-name="ce2">
            <text:p>2019/03/16 12:20</text:p>
          </table:table-cell>
          <table:table-cell office:value-type="float" office:value="100000" table:style-name="ce6">
            <text:p>100000</text:p>
          </table:table-cell>
          <table:table-cell office:value-type="float" office:value="220000" table:style-name="ce6">
            <text:p>220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04-20T13:25:00" table:style-name="ce2">
            <text:p>2019/04/20 13:25</text:p>
          </table:table-cell>
          <table:table-cell office:value-type="float" office:value="100000" table:style-name="ce6">
            <text:p>100000</text:p>
          </table:table-cell>
          <table:table-cell office:value-type="float" office:value="105000" table:style-name="ce6">
            <text:p>105000</text:p>
          </table:table-cell>
          <table:table-cell table:number-columns-repeated="16380"/>
        </table:table-row>
        <table:table-row table:style-name="ro1">
          <table:table-cell table:style-name="ce1"/>
          <table:table-cell office:value-type="date" office:date-value="2019-03-10T15:30:00" table:style-name="ce2">
            <text:p>2019/03/10 15:30</text:p>
          </table:table-cell>
          <table:table-cell office:value-type="float" office:value="100000" table:style-name="ce6">
            <text:p>100000</text:p>
          </table:table-cell>
          <table:table-cell office:value-type="float" office:value="170000" table:style-name="ce6">
            <text:p>170000</text:p>
          </table:table-cell>
          <table:table-cell table:number-columns-repeated="16380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36P0">
      <number:year number:style="long"/>
      <number:text>-</number:text>
      <number:month number:style="long"/>
      <number:text>-</number:text>
      <number:day number:style="long"/>
    </number:date-style>
    <number:text-style style:name="N36">
      <number:text-content/>
      <style:map style:condition="value()&gt;=0" style:apply-style-name="N36P0"/>
    </number:text-style>
    <number:date-style style:name="N3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USER</meta:initial-creator>
    <dc:creator>Andres Camilo Rodriguez Prieto</dc:creator>
    <meta:creation-date>2021-06-13T01:47:15Z</meta:creation-date>
    <dc:date>2021-06-23T02:21:50Z</dc:date>
  </office:meta>
</office:document-meta>
</file>